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4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border="0.0069in solid #000000" fo:padding-top="0.0138in" fo:padding-left="0.0555in" fo:padding-bottom="0.0138in" fo:padding-right="0.0555in" style:shadow="non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name="T3" style:parent-style-name="Policepardéfaut" style:family="text">
      <style:text-properties style:text-position="sub 66.6%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T5" style:parent-style-name="Policepardéfaut" style:family="text">
      <style:text-properties fo:font-style="italic" style:font-style-asian="italic"/>
    </style:style>
    <style:style style:name="T6" style:parent-style-name="Policepardéfaut" style:family="text">
      <style:text-properties style:text-position="sub 66.6%"/>
    </style:style>
    <style:style style:name="T7" style:parent-style-name="Policepardéfaut" style:family="text">
      <style:text-properties style:text-position="sub 66.6%"/>
    </style:style>
    <style:style style:name="P8" style:parent-style-name="Titre2" style:family="paragraph"/>
    <style:style style:name="T9" style:parent-style-name="Policepardéfaut" style:family="text">
      <style:text-properties style:text-position="sub 66.6%"/>
    </style:style>
    <style:style style:name="T10" style:parent-style-name="Policepardéfaut" style:family="text">
      <style:text-properties style:text-position="sub 66.6%"/>
    </style:style>
    <style:style style:name="P11" style:parent-style-name="Titre2" style:family="paragraph"/>
    <style:style style:name="T12" style:parent-style-name="Policepardéfaut" style:family="text">
      <style:text-properties style:text-position="sub 66.6%"/>
    </style:style>
    <style:style style:name="T13" style:parent-style-name="Policepardéfaut" style:family="text">
      <style:text-properties fo:font-style="italic" style:font-style-asian="italic"/>
    </style:style>
    <style:style style:name="T14" style:parent-style-name="Policepardéfaut" style:family="text">
      <style:text-properties style:text-position="sub 66.6%"/>
    </style:style>
    <style:style style:name="T15" style:parent-style-name="Policepardéfaut" style:family="text">
      <style:text-properties style:text-position="sub 66.6%"/>
    </style:style>
    <style:style style:name="P16" style:parent-style-name="Titre2" style:family="paragraph"/>
    <style:style style:name="T17" style:parent-style-name="Policepardéfaut" style:family="text">
      <style:text-properties style:text-position="sub 66.6%"/>
    </style:style>
    <style:style style:name="T18" style:parent-style-name="Policepardéfaut" style:family="text">
      <style:text-properties fo:font-style="italic" style:font-style-asian="italic"/>
    </style:style>
    <style:style style:name="T19" style:parent-style-name="Policepardéfaut" style:family="text">
      <style:text-properties style:text-position="sub 66.6%"/>
    </style:style>
    <style:style style:name="T20" style:parent-style-name="Policepardéfaut" style:family="text">
      <style:text-properties style:text-position="sub 66.6%"/>
    </style:style>
  </office:automatic-styles>
  <office:body>
    <office:text text:use-soft-page-breaks="true">
      <text:p text:style-name="P1">Chapitre 8: Les alcools</text:p>
      <text:p text:style-name="Standard"/>
      <text:h text:style-name="Titre1" text:outline-level="1">I.<text:s/>Généralités</text:h>
      <text:h text:style-name="Titre2" text:outline-level="2">1. Constitution</text:h>
      <text:p text:style-name="Standard">Ce sont des composés avec un<text:s/>groupement<text:s/>hydroxyles “OH”, de formule générale: R-OH</text:p>
      <text:p text:style-name="Standard"><text:span text:style-name="T2">Exemple</text:span>: CH<text:span text:style-name="T3">3</text:span>-OH</text:p>
      <text:p text:style-name="Standard"/>
      <text:h text:style-name="Titre2" text:outline-level="2">2. Propriétés physiques</text:h>
      <text:p text:style-name="Standard">A la<text:s/>pression atmosphérique:</text:p>
      <text:p text:style-name="Standard"><text:tab/>-les alcools seront liquides (jusqu'au C12)</text:p>
      <text:p text:style-name="Standard"><text:tab/>-ils sont solides &gt;C12</text:p>
      <text:p text:style-name="Standard"/>
      <text:p text:style-name="Standard">Les points d'ébullition des alcools sont supérieurs aux points d'ébullition des hydrocarbures correspondants et de presque tous les composés car ils établissent entre eux des liaisons H.</text:p>
      <text:p text:style-name="Standard">Les 1er termes sont solubles dans l'eau<text:s/>dû<text:s/>au fait des liaisons H. Ils sont toxiques et les effets<text:s/>néfastes de l'éthanol sont bien<text:s/>connus.</text:p>
      <text:p text:style-name="Standard"/>
      <text:h text:style-name="Titre2" text:outline-level="2">3. Etat naturel et utilisations</text:h>
      <text:p text:style-name="Standard">Ils existent à l'état naturel dans les végétaux où ils sont souvent très odorants (menthol,<text:s/>terpinéol) et dans les organismes animaux (cholestérol, vitamine A). Mais souvent ils sont associés à d'autres fonctions. On en a de nombreuses utilisations:</text:p>
      <text:p text:style-name="Standard"><text:tab/>-méthanol (solvant, additif dans les carburants, plexiglas)</text:p>
      <text:p text:style-name="Standard"><text:tab/>-éthanol (boissons alcoolisées, biocarburants)</text:p>
      <text:p text:style-name="Standard"><text:tab/>-alcool C6 à C16 (préparation d'agents 'tensioactifs', détergents)</text:p>
      <text:p text:style-name="Standard"/>
      <text:h text:style-name="Titre1" text:outline-level="1">II.<text:s/>Nomenclature<text:line-break/></text:h>
      <text:p text:style-name="Standard">Leur de l'alcane possédant le même squelette carboné, en remplaçant la terminaison « -ane » part la terminaison « -anol »<text:s/>précédée éventuellement des préfixes multiplicateurs di, tri, tétra, penta.. et leurs indices de positions.</text:p>
      <text:p text:style-name="Standard"><text:span text:style-name="T4">Exemple</text:span><text:s/>2:</text:p>
      <text:p text:style-name="Standard"/>
      <text:p text:style-name="Standard"/>
      <text:p text:style-name="Standard"><text:span text:style-name="T5">Remarque</text:span>: les noms courants sont toujours employés (comme le glycérol : propane-1,2,3-triole)</text:p>
      <text:p text:style-name="Standard"/>
      <text:h text:style-name="Titre1" text:outline-level="1">III.<text:s/>Préparation</text:h>
      <text:p text:style-name="Standard">La fonction alcool est un carrefour de synthèse, ils ont de nombreux modes de préparation.</text:p>
      <text:p text:style-name="Standard">Ceux que l'on a déjà<text:s/>vus:</text:p>
      <text:p text:style-name="Standard"><text:tab/>-S<text:span text:style-name="T6">N</text:span><text:s/>sur les dérivés halogénés (chapitre6)</text:p>
      <text:p text:style-name="Standard"><text:tab/>-A<text:span text:style-name="T7">N</text:span><text:s/>avec les organomagnésiens (chapitre 7)</text:p>
      <text:p text:style-name="Standard"/>
      <text:h text:style-name="Titre1" text:outline-level="1">IV.<text:s/>Réactivité</text:h>
      <text:list text:style-name="LFO8" text:continue-numbering="true">
        <text:list-item>
          <text:p text:style-name="P8">Généralités</text:p>
        </text:list-item>
      </text:list>
      <text:p text:style-name="Standard">La réactivité est lié à la polarité des liaisons C-O et O-H et à la présence de deux doublets lires sur O :</text:p>
      <text:p text:style-name="Standard"><text:tab/>-possibilité de rupture de la liaison O-H (en milieu basique) donnant un ions alcoolate RO- (nucléophile et basique). L'ion alcoolate peut provoquer une élimination ou des S<text:span text:style-name="T9">N</text:span><text:s/>sur d'autres molécules.</text:p>
      <text:p text:style-name="Standard">(cf<text:s/>schéma 5)</text:p>
      <text:p text:style-name="Standard"/>
      <text:p text:style-name="Standard"><text:tab/>-possibilité de rupture de la liaison C-O (en milieu acide) donna un carbocation R+, le<text:s/><text:soft-page-break/>carbocation peut être siège d'élimination ou de S<text:span text:style-name="T10">N</text:span>.</text:p>
      <text:p text:style-name="Standard">(cf schéma 6)</text:p>
      <text:list text:style-name="LFO8" text:continue-numbering="true">
        <text:list-item>
          <text:p text:style-name="P11">Rupture de la liaison O-H</text:p>
        </text:list-item>
      </text:list>
      <text:p text:style-name="Standard">Si on rompt cette liaison les ions alcoolates peuvent être utilisés pour préparer des éthers-oxydes par <text:s/>S<text:span text:style-name="T12">N</text:span>. (cf schéma 7)</text:p>
      <text:p text:style-name="Standard"/>
      <text:p text:style-name="Standard">Les ions alcoolates peuvent être utilisés pour préparer des alcènes par E.</text:p>
      <text:p text:style-name="Standard">(cf schéma 8)</text:p>
      <text:p text:style-name="Standard"/>
      <text:p text:style-name="Standard"><text:span text:style-name="T13">Remarque</text:span>: le réaction peut évidemment avoir lieu selon les mécanismes E1 ou E2 et sera, de plus, en<text:s/>composition avec S<text:span text:style-name="T14">N</text:span>1 et S<text:span text:style-name="T15">N</text:span>2.</text:p>
      <text:p text:style-name="Standard"/>
      <text:list text:style-name="LFO8" text:continue-numbering="true">
        <text:list-item>
          <text:p text:style-name="P16">Rupture de la liaison C-O</text:p>
        </text:list-item>
      </text:list>
      <text:p text:style-name="Standard">Les carbocations peuvent être utilisés pour préparer des dérivés halogénés par S<text:span text:style-name="T17">N</text:span>.</text:p>
      <text:p text:style-name="Standard">(Cf schéma 9)</text:p>
      <text:p text:style-name="Standard"/>
      <text:p text:style-name="Standard">Les carbocations peuvent être utilisés pour préparer des alcènes par E</text:p>
      <text:p text:style-name="Standard"/>
      <text:p text:style-name="Standard"><text:span text:style-name="T18">Remarque</text:span>: évidemment il y a<text:s/>une compétition entre S<text:span text:style-name="T19">N</text:span>1, S<text:span text:style-name="T20">N</text:span>2, E1 ou E2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text-indent="0.4923in"/>
      <style:text-properties style:font-name="Cambria" style:font-name-asian="Times New Roman" style:font-weight-complex="bold" fo:color="#F79646" fo:font-size="14pt" style:font-size-asian="14pt" style:font-size-complex="12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left="0.4923in" fo:text-indent="0.4923in">
        <style:tab-stops/>
      </style:paragraph-properties>
      <style:text-properties style:font-name="Cambria" style:font-name-asian="Times New Roman" style:font-weight-complex="bold" fo:color="#C0504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itre1Car" style:display-name="Titre 1 Car" style:family="text" style:parent-style-name="Policepardéfaut">
      <style:text-properties style:font-name="Cambria" style:font-name-asian="Times New Roman" style:font-weight-complex="bold" fo:color="#F79646" fo:font-size="14pt" style:font-size-asian="14pt" style:font-size-complex="12.5pt"/>
    </style:style>
    <style:style style:name="Titre2Car" style:display-name="Titre 2 Car" style:family="text" style:parent-style-name="Policepardéfaut">
      <style:text-properties style:font-name="Cambria" style:font-name-asian="Times New Roman" style:font-weight-complex="bold" fo:color="#C0504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 text:start-value="4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8">
      <text:list-level-style-number text:level="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4847in" text:min-label-width="0.25in"/>
      </text:list-level-style-number>
      <text:list-level-style-number text:level="3" style:num-suffix="." style:num-format="i">
        <style:list-level-properties fo:text-align="end" text:space-before="2.1097in" text:min-label-width="0.125in"/>
      </text:list-level-style-number>
      <text:list-level-style-number text:level="4" style:num-suffix="." style:num-format="1">
        <style:list-level-properties text:space-before="2.4847in" text:min-label-width="0.25in"/>
      </text:list-level-style-number>
      <text:list-level-style-number text:level="5" style:num-suffix="." style:num-format="a" style:num-letter-sync="true">
        <style:list-level-properties text:space-before="2.9847in" text:min-label-width="0.25in"/>
      </text:list-level-style-number>
      <text:list-level-style-number text:level="6" style:num-suffix="." style:num-format="i">
        <style:list-level-properties fo:text-align="end" text:space-before="3.6097in" text:min-label-width="0.125in"/>
      </text:list-level-style-number>
      <text:list-level-style-number text:level="7" style:num-suffix="." style:num-format="1">
        <style:list-level-properties text:space-before="3.9847in" text:min-label-width="0.25in"/>
      </text:list-level-style-number>
      <text:list-level-style-number text:level="8" style:num-suffix="." style:num-format="a" style:num-letter-sync="true">
        <style:list-level-properties text:space-before="4.4847in" text:min-label-width="0.25in"/>
      </text:list-level-style-number>
      <text:list-level-style-number text:level="9" style:num-suffix="." style:num-format="i">
        <style:list-level-properties fo:text-align="end" text:space-before="5.1097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phie Michiels</meta:initial-creator>
    <dc:creator>Marika</dc:creator>
    <meta:creation-date>2011-04-06T09:05:00Z</meta:creation-date>
    <dc:date>2011-04-14T08:44:00Z</dc:date>
    <meta:template xlink:href="Normal" xlink:type="simple"/>
    <meta:editing-cycles>4</meta:editing-cycles>
    <meta:editing-duration>PT2040S</meta:editing-duration>
    <meta:document-statistic meta:page-count="2" meta:paragraph-count="5" meta:word-count="428" meta:character-count="2780" meta:row-count="19" meta:non-whitespace-character-count="2357"/>
  </office:meta>
</office:document-meta>
</file>